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hinoScriptEngine.unwrap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hinoScriptEngine.compile( 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hinoScriptEngine.RhinoScriptEngine(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hinoScriptEngine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.errorHandler( Throwable throwab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hinoScriptEngine.getScope( Script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hinoScriptEngine.eval( Reader reader , Script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hinoScriptEngine.getInterface( Class clas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.call( String methodName , Object thiz , Object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hinoScriptEngine.RhinoScrip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hinoScriptEngine.creat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.call( String methodNam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.compil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.eval( String script , Scrip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